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83.5mm" table:align="margins"/>
    </style:style>
    <style:style style:name="Table1.A" style:family="table-column">
      <style:table-column-properties style:column-width="83.5mm" style:rel-column-width="65535*"/>
    </style:style>
    <style:style style:name="Table1.A1" style:family="table-cell">
      <style:table-cell-properties fo:padding="0.97mm" fo:border="0.05pt solid #000000"/>
    </style:style>
    <style:style style:name="Table2" style:family="table">
      <style:table-properties style:width="83.5mm" table:align="margins"/>
    </style:style>
    <style:style style:name="Table2.A" style:family="table-column">
      <style:table-column-properties style:column-width="83.5mm" style:rel-column-width="65535*"/>
    </style:style>
    <style:style style:name="Table2.A1" style:family="table-cell">
      <style:table-cell-properties fo:padding="0.97mm" fo:border="0.05pt solid #000000"/>
    </style:style>
    <style:style style:name="Table3" style:family="table">
      <style:table-properties style:width="83.5mm" table:align="margins"/>
    </style:style>
    <style:style style:name="Table3.A" style:family="table-column">
      <style:table-column-properties style:column-width="83.5mm" style:rel-column-width="65535*"/>
    </style:style>
    <style:style style:name="Table3.A1" style:family="table-cell">
      <style:table-cell-properties fo:padding="0.97mm" fo:border="0.05pt solid #000000"/>
    </style:style>
    <style:style style:name="Table4" style:family="table">
      <style:table-properties style:width="83.5mm" table:align="margins"/>
    </style:style>
    <style:style style:name="Table4.A" style:family="table-column">
      <style:table-column-properties style:column-width="83.5mm" style:rel-column-width="65535*"/>
    </style:style>
    <style:style style:name="Table4.A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83.5mm" table:align="margins"/>
    </style:style>
    <style:style style:name="Table5.A" style:family="table-column">
      <style:table-column-properties style:column-width="83.5mm" style:rel-column-width="65535*"/>
    </style:style>
    <style:style style:name="Table5.A1" style:family="table-cell">
      <style:table-cell-properties fo:padding="0.97mm" fo:border="0.05pt solid #000000"/>
    </style:style>
    <style:style style:name="Table6" style:family="table">
      <style:table-properties style:width="83.5mm" table:align="margins"/>
    </style:style>
    <style:style style:name="Table6.A" style:family="table-column">
      <style:table-column-properties style:column-width="83.5mm" style:rel-column-width="65535*"/>
    </style:style>
    <style:style style:name="Table6.A1" style:family="table-cell">
      <style:table-cell-properties fo:padding="0.97mm" fo:border="0.05pt solid #000000"/>
    </style:style>
    <style:style style:name="Table7" style:family="table">
      <style:table-properties style:width="83.5mm" table:align="margins"/>
    </style:style>
    <style:style style:name="Table7.A" style:family="table-column">
      <style:table-column-properties style:column-width="83.5mm" style:rel-column-width="65535*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3.5mm" table:align="margins"/>
    </style:style>
    <style:style style:name="Table8.A" style:family="table-column">
      <style:table-column-properties style:column-width="83.5mm" style:rel-column-width="65535*"/>
    </style:style>
    <style:style style:name="Table8.A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3.5mm" table:align="margins"/>
    </style:style>
    <style:style style:name="Table9.A" style:family="table-column">
      <style:table-column-properties style:column-width="83.5mm" style:rel-column-width="65535*"/>
    </style:style>
    <style:style style:name="Table9.A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3.5mm" table:align="margins"/>
    </style:style>
    <style:style style:name="Table10.A" style:family="table-column">
      <style:table-column-properties style:column-width="83.5mm" style:rel-column-width="65535*"/>
    </style:style>
    <style:style style:name="Table10.A1" style:family="table-cell">
      <style:table-cell-properties fo:padding="0.97mm" fo:border="0.05pt solid #000000"/>
    </style:style>
    <style:style style:name="Table11" style:family="table">
      <style:table-properties style:width="83.5mm" table:align="margins"/>
    </style:style>
    <style:style style:name="Table11.A" style:family="table-column">
      <style:table-column-properties style:column-width="83.5mm" style:rel-column-width="65535*"/>
    </style:style>
    <style:style style:name="Table11.A1" style:family="table-cell">
      <style:table-cell-properties fo:padding="0.97mm" fo:border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text-properties officeooo:rsid="00055078" officeooo:paragraph-rsid="00055078"/>
    </style:style>
    <style:style style:name="P3" style:family="paragraph" style:parent-style-name="Standard">
      <style:text-properties officeooo:rsid="00055078" officeooo:paragraph-rsid="00055078"/>
    </style:style>
    <style:style style:name="P4" style:family="paragraph" style:parent-style-name="Standard">
      <style:text-properties officeooo:rsid="0012737b" officeooo:paragraph-rsid="0012737b"/>
    </style:style>
    <style:style style:name="P5" style:family="paragraph" style:parent-style-name="Text_20_body">
      <style:text-properties officeooo:paragraph-rsid="000ea341"/>
    </style:style>
    <style:style style:name="P6" style:family="paragraph" style:parent-style-name="Text_20_body">
      <style:text-properties officeooo:rsid="000f47e3" officeooo:paragraph-rsid="000f47e3"/>
    </style:style>
    <style:style style:name="P7" style:family="paragraph" style:parent-style-name="Title">
      <style:text-properties officeooo:paragraph-rsid="000f47e3"/>
    </style:style>
    <style:style style:name="P8" style:family="paragraph" style:parent-style-name="Heading_20_1">
      <style:text-properties officeooo:rsid="00055078" officeooo:paragraph-rsid="00055078"/>
    </style:style>
    <style:style style:name="P9" style:family="paragraph" style:parent-style-name="Heading_20_1">
      <style:text-properties officeooo:rsid="000c6a4f" officeooo:paragraph-rsid="000c6a4f"/>
    </style:style>
    <style:style style:name="P10" style:family="paragraph" style:parent-style-name="Heading_20_1">
      <style:text-properties officeooo:paragraph-rsid="00055078"/>
    </style:style>
    <style:style style:name="P11" style:family="paragraph" style:parent-style-name="Heading_20_1">
      <style:text-properties officeooo:rsid="000d47c2" officeooo:paragraph-rsid="000d47c2"/>
    </style:style>
    <style:style style:name="P12" style:family="paragraph" style:parent-style-name="Heading_20_1">
      <style:text-properties officeooo:rsid="00179d4f" officeooo:paragraph-rsid="00179d4f"/>
    </style:style>
    <style:style style:name="P13" style:family="paragraph" style:parent-style-name="Preformatted_20_Text">
      <style:text-properties officeooo:rsid="000f47e3" officeooo:paragraph-rsid="000f47e3"/>
    </style:style>
    <style:style style:name="P14" style:family="paragraph" style:parent-style-name="Preformatted_20_Text">
      <style:text-properties fo:font-weight="bold" style:font-weight-asian="bold" style:font-weight-complex="bold"/>
    </style:style>
    <style:style style:name="P15" style:family="paragraph" style:parent-style-name="Preformatted_20_Text">
      <style:text-properties fo:font-size="8pt" fo:font-style="italic" style:font-size-asian="10pt" style:font-style-asian="italic" style:font-size-complex="10pt" style:font-style-complex="italic"/>
    </style:style>
    <style:style style:name="P16" style:family="paragraph" style:parent-style-name="Preformatted_20_Text">
      <style:text-properties fo:font-size="8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Preformatted_20_Text">
      <style:text-properties officeooo:paragraph-rsid="00181921"/>
    </style:style>
    <style:style style:name="P18" style:family="paragraph" style:parent-style-name="Preformatted_20_Text">
      <style:text-properties officeooo:paragraph-rsid="00199b3c"/>
    </style:style>
    <style:style style:name="P19" style:family="paragraph" style:parent-style-name="Heading_20_2">
      <style:text-properties officeooo:rsid="001301f5" officeooo:paragraph-rsid="001301f5"/>
    </style:style>
    <style:style style:name="T1" style:family="text">
      <style:text-properties officeooo:rsid="00055078"/>
    </style:style>
    <style:style style:name="T2" style:family="text">
      <style:text-properties officeooo:rsid="0008cdd5"/>
    </style:style>
    <style:style style:name="T3" style:family="text">
      <style:text-properties officeooo:rsid="000c6a4f"/>
    </style:style>
    <style:style style:name="T4" style:family="text">
      <style:text-properties officeooo:rsid="000e1a08"/>
    </style:style>
    <style:style style:name="T5" style:family="text">
      <style:text-properties officeooo:rsid="000ea34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0fd89a" style:font-style-asian="italic" style:font-weight-asian="bold" style:font-style-complex="italic" style:font-weight-complex="bold"/>
    </style:style>
    <style:style style:name="T9" style:family="text">
      <style:text-properties officeooo:rsid="000fd89a"/>
    </style:style>
    <style:style style:name="T10" style:family="text">
      <style:text-properties officeooo:rsid="00105ddc"/>
    </style:style>
    <style:style style:name="T11" style:family="text">
      <style:text-properties officeooo:rsid="001073cd"/>
    </style:style>
    <style:style style:name="T12" style:family="text">
      <style:text-properties officeooo:rsid="0012737b"/>
    </style:style>
    <style:style style:name="T13" style:family="text">
      <style:text-properties officeooo:rsid="00181921"/>
    </style:style>
    <style:style style:name="Sect1" style:family="section">
      <style:section-properties text:dont-balance-text-columns="false" style:editable="false">
        <style:columns fo:column-count="2" fo:column-gap="3mm">
          <style:column style:rel-width="4819*" fo:start-indent="0mm" fo:end-indent="1.5mm"/>
          <style:column style:rel-width="4819*" fo:start-indent="1.5mm" fo:end-indent="0m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idekiq</text:p>
      <text:section text:style-name="Sect1" text:name="Section1">
        <text:p text:style-name="P3"/>
        <text:p text:style-name="P3"/>
        <text:h text:style-name="P8" text:outline-level="1">example</text:h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reformatted_20_Text">require 'sidekiq'</text:p>
              <text:p text:style-name="Preformatted_20_Text"/>
              <text:p text:style-name="Preformatted_20_Text">Sidekiq.configure_client do |config|</text:p>
              <text:p text:style-name="Preformatted_20_Text"><text:s text:c="2"/>config.redis = { db: 1 }</text:p>
              <text:p text:style-name="Preformatted_20_Text">end</text:p>
              <text:p text:style-name="Preformatted_20_Text"/>
              <text:p text:style-name="Preformatted_20_Text">Sidekiq.configure_server do |config|</text:p>
              <text:p text:style-name="Preformatted_20_Text"><text:s text:c="2"/>config.redis = { db: 1 }</text:p>
              <text:p text:style-name="Preformatted_20_Text">end</text:p>
              <text:p text:style-name="Preformatted_20_Text"/>
              <text:p text:style-name="Preformatted_20_Text"/>
              <text:p text:style-name="Preformatted_20_Text"/>
              <text:p text:style-name="Preformatted_20_Text"/>
              <text:p text:style-name="Preformatted_20_Text">class OurWorker</text:p>
              <text:p text:style-name="Preformatted_20_Text"><text:s text:c="2"/>include Sidekiq::Worker</text:p>
              <text:p text:style-name="P18"><text:s text:c="2"/>sidekiq_options retry: 0</text:p>
              <text:p text:style-name="Preformatted_20_Text"/>
              <text:p text:style-name="Preformatted_20_Text"><text:s text:c="2"/>def perform(complexity)</text:p>
              <text:p text:style-name="Preformatted_20_Text"><text:s text:c="4"/>case complexity</text:p>
              <text:p text:style-name="Preformatted_20_Text"><text:s text:c="4"/>when "super_hard"</text:p>
              <text:p text:style-name="Preformatted_20_Text"><text:s text:c="6"/>sleep 20</text:p>
              <text:p text:style-name="Preformatted_20_Text"><text:s text:c="6"/>puts "Really took quite a bit of effort"</text:p>
              <text:p text:style-name="Preformatted_20_Text"><text:s text:c="4"/>when "hard"</text:p>
              <text:p text:style-name="Preformatted_20_Text"><text:s text:c="6"/>sleep 10</text:p>
              <text:p text:style-name="Preformatted_20_Text"><text:s text:c="6"/>puts "That was a bit of work"</text:p>
              <text:p text:style-name="Preformatted_20_Text"><text:s text:c="4"/>else</text:p>
              <text:p text:style-name="Preformatted_20_Text"><text:s text:c="6"/>sleep 1</text:p>
              <text:p text:style-name="Preformatted_20_Text"><text:s text:c="6"/>puts "That wasn't a lof of effort"</text:p>
              <text:p text:style-name="Preformatted_20_Text"><text:s text:c="4"/>end</text:p>
              <text:p text:style-name="Preformatted_20_Text"><text:s text:c="2"/>end</text:p>
              <text:p text:style-name="Preformatted_20_Text">end</text:p>
            </table:table-cell>
          </table:table-row>
        </table:table>
        <text:h text:style-name="P8" text:outline-level="1">run</text:h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reformatted_20_Text">$ bundle exec sidekiq -r ./hard_worker.rb </text:p>
            </table:table-cell>
          </table:table-row>
        </table:table>
        <text:h text:style-name="P9" text:outline-level="1">dashboard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reformatted_20_Text">http://localhost:9292/</text:p>
            </table:table-cell>
          </table:table-row>
        </table:table>
        <text:h text:style-name="P11" text:outline-level="1">console</text:h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reformatted_20_Text">$ rackup</text:p>
            </table:table-cell>
          </table:table-row>
        </table:table>
        <text:h text:style-name="P12" text:outline-level="1">control</text:h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reformatted_20_Text">$ sidekiqctl --help</text:p>
            </table:table-cell>
          </table:table-row>
        </table:table>
        <text:h text:style-name="P10" text:outline-level="1"><text:span text:style-name="T1">execute</text:span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reformatted_20_Text"><text:span text:style-name="T1">&gt; </text:span>OurWorker.perform_async("easy")</text:p>
              <text:p text:style-name="P2">&gt; OurWorker.perform_in(5, "super_hard")</text:p>
            </table:table-cell>
          </table:table-row>
        </table:table>
        <text:h text:style-name="Heading_20_1" text:outline-level="1"><text:span text:style-name="T2">e</text:span>rr<text:span text:style-name="T2">or handling</text:span></text:h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Standard"><text:span text:style-name="T13">put in the code:</text:span> <text:s/></text:p>
            </table:table-cell>
          </table:table-row>
          <table:table-row>
            <table:table-cell table:style-name="Table4.A2" office:value-type="string">
              <text:p text:style-name="P17">sidekiq_options retry: 0</text:p>
            </table:table-cell>
          </table:table-row>
        </table:table>
        <text:p text:style-name="P5"><text:span text:style-name="T3">check in the dashboard the tabs ‘Failed’ and ‘Dead’</text:span></text:p>
        <text:h text:style-name="Heading_20_1" text:outline-level="1">de<text:span text:style-name="T5">bug</text:span></text:h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reformatted_20_Text">$ ps ax|grep sidekiq</text:p>
            </table:table-cell>
          </table:table-row>
          <table:table-row>
            <table:table-cell table:style-name="Table7.A2" office:value-type="string">
              <text:p text:style-name="P13">$ kill -TTIN <text:span text:style-name="T8">thread</text:span><text:span text:style-name="T7">_id</text:span></text:p>
            </table:table-cell>
          </table:table-row>
          <table:table-row>
            <table:table-cell table:style-name="Table7.A2" office:value-type="string">
              <text:p text:style-name="Standard"><text:span text:style-name="T10">look for the thread_id’ in the sidekiq server</text:span></text:p>
            </table:table-cell>
          </table:table-row>
        </table:table>
        <text:p text:style-name="P6"/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reformatted_20_Text">$ kill -<text:span text:style-name="T12">TERM 17536</text:span></text:p>
            </table:table-cell>
          </table:table-row>
          <table:table-row>
            <table:table-cell table:style-name="Table8.A2" office:value-type="string">
              <text:p text:style-name="P4">terminate workers</text:p>
            </table:table-cell>
          </table:table-row>
        </table:table>
        <text:h text:style-name="P19" text:outline-level="2">pitfall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reformatted_20_Text">$ bundle exec sidekiq -r ./worker.rb <text:s/><text:span text:style-name="T6">-P ./sidekiq.pid</text:span></text:p>
            </table:table-cell>
          </table:table-row>
          <table:table-row>
            <table:table-cell table:style-name="Table9.A2" office:value-type="string">
              <text:p text:style-name="Preformatted_20_Text">$ ccat sidekiq.pid </text:p>
              <text:p text:style-name="P16"><text:span text:style-name="T13">&gt; </text:span>18126</text:p>
            </table:table-cell>
          </table:table-row>
        </table:table>
        <text:h text:style-name="Heading_20_1" text:outline-level="1">stop</text:h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4">$ sidekiqctl stop sidekiq.pid </text:p>
              <text:p text:style-name="P15"><text:span text:style-name="T13">&gt; </text:span>Sidekiq shut down gracefully.</text:p>
            </table:table-cell>
          </table:table-row>
        </table:table>
        <text:p text:style-name="P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</style:style>
    <style:style style:name="MT1" style:family="text">
      <style:text-properties officeooo:rsid="00055078"/>
    </style:style>
    <style:style style:name="MT2" style:family="text">
      <style:text-properties officeooo:rsid="000e1a08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tab/><text:span text:style-name="MT1">Sidekiq Glossary<text:tab/><text:tab/><text:tab/><text:tab/><text:tab/></text:span>V 0.<text:span text:style-name="MT2">2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2:42:32.551057191</meta:creation-date>
    <dc:date>2018-06-04T15:05:16.780665896</dc:date>
    <meta:editing-duration>PT1H47M52S</meta:editing-duration>
    <meta:editing-cycles>15</meta:editing-cycles>
    <meta:generator>LibreOffice/6.0.3.2$Linux_X86_64 LibreOffice_project/00m0$Build-2</meta:generator>
    <meta:document-statistic meta:table-count="11" meta:image-count="0" meta:object-count="0" meta:page-count="1" meta:paragraph-count="55" meta:word-count="163" meta:character-count="1101" meta:non-whitespace-character-count="915"/>
  </office:meta>
</office:document-meta>
</file>